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9">
      <style:paragraph-properties fo:margin-top="0in" fo:margin-bottom="0in" loext:contextual-spacing="false" fo:line-height="100%" fo:text-align="start" style:justify-single-word="false"/>
      <style:text-properties fo:font-size="26pt" fo:font-weight="normal" officeooo:paragraph-rsid="001f8573"/>
    </style:style>
    <style:style style:name="P2" style:family="paragraph" style:parent-style-name="Text_20_body" style:list-style-name="L9">
      <style:paragraph-properties fo:margin-top="0in" fo:margin-bottom="0in" loext:contextual-spacing="false" fo:line-height="100%" fo:text-align="start" style:justify-single-word="false" style:writing-mode="lr-tb"/>
      <style:text-properties fo:font-size="26pt" fo:font-weight="normal" officeooo:paragraph-rsid="001f8573"/>
    </style:style>
    <style:style style:name="P3" style:family="paragraph" style:parent-style-name="Text_20_body">
      <style:paragraph-properties fo:margin-top="0in" fo:margin-bottom="0in" loext:contextual-spacing="false" fo:line-height="100%" fo:text-align="start" style:justify-single-word="false" style:writing-mode="lr-tb"/>
      <style:text-properties fo:font-size="26pt" fo:font-weight="normal" officeooo:rsid="00209fe1" officeooo:paragraph-rsid="00209fe1"/>
    </style:style>
    <style:style style:name="P4" style:family="paragraph" style:parent-style-name="Standard">
      <style:paragraph-properties fo:text-align="start" style:justify-single-word="false"/>
      <style:text-properties fo:font-size="26pt" officeooo:rsid="000dc2cc" officeooo:paragraph-rsid="000dc2cc" style:font-size-asian="26pt" style:font-size-complex="26pt"/>
    </style:style>
    <style:style style:name="P5" style:family="paragraph" style:parent-style-name="Standard" style:list-style-name="L1">
      <style:paragraph-properties fo:text-align="start" style:justify-single-word="false"/>
      <style:text-properties fo:font-size="26pt" officeooo:rsid="000dc2cc" officeooo:paragraph-rsid="000dc2cc" style:font-size-asian="26pt" style:font-size-complex="26pt"/>
    </style:style>
    <style:style style:name="P6" style:family="paragraph" style:parent-style-name="Standard">
      <style:paragraph-properties fo:text-align="start" style:justify-single-word="false"/>
      <style:text-properties fo:font-size="26pt" officeooo:rsid="000dc2cc" officeooo:paragraph-rsid="000e2ae1" style:font-size-asian="26pt" style:font-size-complex="26pt"/>
    </style:style>
    <style:style style:name="P7" style:family="paragraph" style:parent-style-name="Standard">
      <style:paragraph-properties fo:text-align="center" style:justify-single-word="false"/>
      <style:text-properties fo:font-size="26pt" officeooo:rsid="000dc2cc" officeooo:paragraph-rsid="000dc2cc" style:font-size-asian="26pt" style:font-size-complex="26pt"/>
    </style:style>
    <style:style style:name="P8" style:family="paragraph" style:parent-style-name="Standard">
      <style:paragraph-properties fo:text-align="start" style:justify-single-word="false"/>
      <style:text-properties fo:font-size="26pt" officeooo:rsid="000e2ae1" officeooo:paragraph-rsid="000e2ae1" style:font-size-asian="26pt" style:font-size-complex="26pt"/>
    </style:style>
    <style:style style:name="P9" style:family="paragraph" style:parent-style-name="Standard">
      <style:paragraph-properties fo:text-align="start" style:justify-single-word="false"/>
      <style:text-properties fo:font-size="26pt" officeooo:rsid="0011d0e9" officeooo:paragraph-rsid="0011d0e9" style:font-size-asian="26pt" style:font-size-complex="26pt"/>
    </style:style>
    <style:style style:name="P10" style:family="paragraph" style:parent-style-name="Standard" style:list-style-name="L3">
      <style:paragraph-properties fo:text-align="start" style:justify-single-word="false"/>
      <style:text-properties fo:font-size="26pt" officeooo:rsid="0011d0e9" officeooo:paragraph-rsid="0011d0e9" style:font-size-asian="22.75pt" style:font-size-complex="26pt"/>
    </style:style>
    <style:style style:name="P11" style:family="paragraph" style:parent-style-name="Standard" style:list-style-name="L3">
      <style:paragraph-properties fo:text-align="start" style:justify-single-word="false"/>
      <style:text-properties fo:font-size="26pt" officeooo:rsid="001309bf" officeooo:paragraph-rsid="001309bf" style:font-size-asian="22.75pt" style:font-size-complex="26pt"/>
    </style:style>
    <style:style style:name="P12" style:family="paragraph" style:parent-style-name="Standard">
      <style:paragraph-properties fo:text-align="start" style:justify-single-word="false"/>
      <style:text-properties fo:font-size="26pt" officeooo:rsid="001309bf" officeooo:paragraph-rsid="001309bf" style:font-size-asian="22.75pt" style:font-size-complex="26pt"/>
    </style:style>
    <style:style style:name="P13" style:family="paragraph" style:parent-style-name="Standard" style:list-style-name="L4">
      <style:paragraph-properties fo:text-align="start" style:justify-single-word="false"/>
      <style:text-properties fo:font-size="26pt" officeooo:rsid="001309bf" officeooo:paragraph-rsid="001309bf" style:font-size-asian="22.75pt" style:font-size-complex="26pt"/>
    </style:style>
    <style:style style:name="P14" style:family="paragraph" style:parent-style-name="Standard" style:list-style-name="L4">
      <style:paragraph-properties fo:text-align="start" style:justify-single-word="false"/>
      <style:text-properties fo:font-size="26pt" officeooo:rsid="0014be49" officeooo:paragraph-rsid="0014be49" style:font-size-asian="22.75pt" style:font-size-complex="26pt"/>
    </style:style>
    <style:style style:name="P15" style:family="paragraph" style:parent-style-name="Standard" style:list-style-name="L5">
      <style:paragraph-properties fo:text-align="start" style:justify-single-word="false"/>
      <style:text-properties fo:font-size="26pt" officeooo:rsid="0014be49" officeooo:paragraph-rsid="0014be49" style:font-size-asian="22.75pt" style:font-size-complex="26pt"/>
    </style:style>
    <style:style style:name="P16" style:family="paragraph" style:parent-style-name="Standard" style:list-style-name="L3">
      <style:paragraph-properties fo:text-align="start" style:justify-single-word="false"/>
      <style:text-properties fo:font-size="26pt" officeooo:rsid="0014be49" officeooo:paragraph-rsid="0014be49" style:font-size-asian="22.75pt" style:font-size-complex="26pt"/>
    </style:style>
    <style:style style:name="P17" style:family="paragraph" style:parent-style-name="Standard">
      <style:paragraph-properties fo:text-align="start" style:justify-single-word="false"/>
      <style:text-properties fo:font-size="26pt" officeooo:rsid="001621c8" officeooo:paragraph-rsid="001621c8" style:font-size-asian="22.75pt" style:font-size-complex="26pt"/>
    </style:style>
    <style:style style:name="P18" style:family="paragraph" style:parent-style-name="Standard">
      <style:paragraph-properties fo:text-align="start" style:justify-single-word="false"/>
      <style:text-properties fo:font-size="26pt" officeooo:rsid="0017451f" officeooo:paragraph-rsid="0017451f" style:font-size-asian="22.75pt" style:font-size-complex="26pt"/>
    </style:style>
    <style:style style:name="P19" style:family="paragraph" style:parent-style-name="Standard">
      <style:paragraph-properties fo:text-align="start" style:justify-single-word="false"/>
      <style:text-properties fo:font-size="26pt" fo:font-weight="bold" officeooo:rsid="00181557" officeooo:paragraph-rsid="00181557" style:font-size-asian="22.75pt" style:font-weight-asian="bold" style:font-size-complex="26pt" style:font-weight-complex="bold"/>
    </style:style>
    <style:style style:name="P20" style:family="paragraph" style:parent-style-name="Standard">
      <style:paragraph-properties fo:text-align="center" style:justify-single-word="false"/>
      <style:text-properties fo:font-size="44pt" officeooo:rsid="000cd657" officeooo:paragraph-rsid="000cd657" style:font-size-asian="44pt" style:font-size-complex="44pt"/>
    </style:style>
    <style:style style:name="P21" style:family="paragraph" style:parent-style-name="Standard">
      <style:paragraph-properties fo:text-align="start" style:justify-single-word="false"/>
      <style:text-properties officeooo:paragraph-rsid="0011d0e9"/>
    </style:style>
    <style:style style:name="P22" style:family="paragraph" style:parent-style-name="Standard">
      <style:paragraph-properties fo:text-align="start" style:justify-single-word="false"/>
      <style:text-properties fo:font-size="28pt" officeooo:rsid="001309bf" officeooo:paragraph-rsid="001309bf" style:font-size-asian="24.5pt" style:font-size-complex="28pt"/>
    </style:style>
    <style:style style:name="P23" style:family="paragraph" style:parent-style-name="Standard" style:list-style-name="L6">
      <style:paragraph-properties fo:text-align="start" style:justify-single-word="false" style:writing-mode="lr-tb"/>
      <style:text-properties fo:font-size="26pt" fo:font-weight="normal" officeooo:rsid="00181557" officeooo:paragraph-rsid="00181557" style:font-size-asian="22.75pt" style:font-weight-asian="normal" style:font-size-complex="26pt" style:font-weight-complex="normal"/>
    </style:style>
    <style:style style:name="P24" style:family="paragraph" style:parent-style-name="Standard" style:list-style-name="L6">
      <style:paragraph-properties fo:text-align="start" style:justify-single-word="false" style:writing-mode="lr-tb"/>
      <style:text-properties fo:font-size="26pt" fo:font-weight="normal" officeooo:rsid="00181557" officeooo:paragraph-rsid="00193cee" style:font-size-asian="22.75pt" style:font-weight-asian="normal" style:font-size-complex="26pt" style:font-weight-complex="normal"/>
    </style:style>
    <style:style style:name="P25" style:family="paragraph" style:parent-style-name="Standard">
      <style:paragraph-properties fo:text-align="start" style:justify-single-word="false" style:writing-mode="lr-tb"/>
      <style:text-properties fo:font-size="26pt" fo:font-weight="normal" officeooo:rsid="00181557" officeooo:paragraph-rsid="00193cee" style:font-size-asian="22.75pt" style:font-weight-asian="normal" style:font-size-complex="26pt" style:font-weight-complex="normal"/>
    </style:style>
    <style:style style:name="P26" style:family="paragraph" style:parent-style-name="Standard">
      <style:paragraph-properties fo:text-align="start" style:justify-single-word="false" style:writing-mode="lr-tb"/>
      <style:text-properties fo:font-size="26pt" fo:font-weight="normal" officeooo:rsid="001df57a" officeooo:paragraph-rsid="001df57a" style:font-size-asian="26pt" style:font-weight-asian="normal" style:font-size-complex="26pt" style:font-weight-complex="normal"/>
    </style:style>
    <style:style style:name="P27" style:family="paragraph" style:parent-style-name="Standard">
      <style:paragraph-properties fo:text-align="start" style:justify-single-word="false" style:writing-mode="lr-tb"/>
      <style:text-properties fo:font-size="26pt" fo:font-weight="normal" officeooo:paragraph-rsid="001df57a"/>
    </style:style>
    <style:style style:name="P28" style:family="paragraph" style:parent-style-name="Standard">
      <style:paragraph-properties fo:text-align="start" style:justify-single-word="false" style:writing-mode="lr-tb"/>
      <style:text-properties fo:font-size="26pt" fo:font-weight="normal" officeooo:rsid="001f8573" officeooo:paragraph-rsid="001f8573"/>
    </style:style>
    <style:style style:name="P29" style:family="paragraph" style:parent-style-name="Standard">
      <style:paragraph-properties fo:text-align="start" style:justify-single-word="false" style:writing-mode="lr-tb"/>
      <style:text-properties fo:font-size="26pt" fo:font-weight="bold" officeooo:rsid="001d31fa" officeooo:paragraph-rsid="001d31fa" style:font-size-asian="26pt" style:font-weight-asian="bold" style:font-size-complex="26pt" style:font-weight-complex="bold"/>
    </style:style>
    <style:style style:name="P30" style:family="paragraph" style:parent-style-name="Standard">
      <style:paragraph-properties fo:text-align="start" style:justify-single-word="false" style:writing-mode="lr-tb"/>
      <style:text-properties fo:font-size="26pt" officeooo:rsid="00181557" officeooo:paragraph-rsid="00193cee" style:font-size-asian="22.75pt" style:font-size-complex="26pt"/>
    </style:style>
    <style:style style:name="P31" style:family="paragraph" style:parent-style-name="Standard">
      <style:paragraph-properties fo:text-align="start" style:justify-single-word="false" style:writing-mode="lr-tb"/>
      <style:text-properties fo:font-size="26pt" officeooo:rsid="00193cee" officeooo:paragraph-rsid="00193cee" style:font-size-asian="26pt" style:font-size-complex="26pt"/>
    </style:style>
    <style:style style:name="P32" style:family="paragraph" style:parent-style-name="Standard">
      <style:paragraph-properties fo:text-align="start" style:justify-single-word="false" style:writing-mode="lr-tb"/>
      <style:text-properties fo:font-size="26pt" officeooo:rsid="001c8c3b" officeooo:paragraph-rsid="001c8c3b" style:font-size-asian="26pt" style:font-size-complex="26pt"/>
    </style:style>
    <style:style style:name="P33" style:family="paragraph" style:parent-style-name="Standard">
      <style:paragraph-properties fo:text-align="start" style:justify-single-word="false" style:writing-mode="lr-tb"/>
      <style:text-properties fo:font-size="26pt" officeooo:rsid="001d0985" officeooo:paragraph-rsid="001d0985" style:font-size-asian="26pt" style:font-size-complex="26pt"/>
    </style:style>
    <style:style style:name="P34" style:family="paragraph" style:parent-style-name="Standard" style:list-style-name="L7">
      <style:paragraph-properties fo:text-align="start" style:justify-single-word="false" style:writing-mode="lr-tb"/>
      <style:text-properties fo:font-size="26pt" officeooo:paragraph-rsid="001d0985" style:font-size-asian="26pt" style:font-size-complex="26pt"/>
    </style:style>
    <style:style style:name="P35" style:family="paragraph" style:parent-style-name="Standard" style:list-style-name="L7">
      <style:paragraph-properties fo:text-align="start" style:justify-single-word="false" style:writing-mode="lr-tb"/>
      <style:text-properties fo:font-size="26pt" officeooo:rsid="001d31fa" officeooo:paragraph-rsid="001d31fa" style:font-size-asian="26pt" style:font-size-complex="26pt"/>
    </style:style>
    <style:style style:name="P36" style:family="paragraph" style:parent-style-name="Standard">
      <style:paragraph-properties fo:text-align="start" style:justify-single-word="false" style:writing-mode="lr-tb"/>
      <style:text-properties fo:font-size="26pt" officeooo:rsid="001d31fa" officeooo:paragraph-rsid="001d31fa" style:font-size-asian="26pt" style:font-size-complex="26pt"/>
    </style:style>
    <style:style style:name="T1" style:family="text">
      <style:text-properties fo:font-size="28pt" fo:font-weight="bold" style:font-size-asian="24.5pt" style:font-weight-asian="bold" style:font-size-complex="28pt" style:font-weight-complex="bold"/>
    </style:style>
    <style:style style:name="T2" style:family="text">
      <style:text-properties fo:font-size="28pt" fo:font-weight="bold" officeooo:rsid="0011d0e9" style:font-size-asian="24.5pt" style:font-weight-asian="bold" style:font-size-complex="28pt" style:font-weight-complex="bold"/>
    </style:style>
    <style:style style:name="T3" style:family="text">
      <style:text-properties fo:font-size="28pt" fo:font-weight="bold" officeooo:rsid="00181557" style:font-size-asian="24.5pt" style:font-weight-asian="bold" style:font-size-complex="28pt" style:font-weight-complex="bold"/>
    </style:style>
    <style:style style:name="T4" style:family="text">
      <style:text-properties fo:font-weight="bold" style:font-weight-asian="bold" style:font-weight-complex="bold"/>
    </style:style>
    <style:style style:name="T5" style:family="text">
      <style:text-properties fo:font-weight="bold" officeooo:rsid="0011d0e9" style:font-weight-asian="bold" style:font-weight-complex="bold"/>
    </style:style>
    <style:style style:name="T6" style:family="text">
      <style:text-properties fo:font-weight="bold" officeooo:rsid="001309bf" style:font-weight-asian="bold" style:font-weight-complex="bold"/>
    </style:style>
    <style:style style:name="T7" style:family="text">
      <style:text-properties fo:font-weight="bold" officeooo:rsid="0014be49" style:font-weight-asian="bold" style:font-weight-complex="bold"/>
    </style:style>
    <style:style style:name="T8" style:family="text">
      <style:text-properties fo:font-weight="bold" officeooo:rsid="00193cee" style:font-weight-asian="bold" style:font-weight-complex="bold"/>
    </style:style>
    <style:style style:name="T9" style:family="text">
      <style:text-properties fo:font-weight="bold" officeooo:rsid="00181557" style:font-size-asian="26pt" style:font-weight-asian="bold" style:font-weight-complex="bold"/>
    </style:style>
    <style:style style:name="T10" style:family="text">
      <style:text-properties officeooo:rsid="000e2ae1"/>
    </style:style>
    <style:style style:name="T11" style:family="text">
      <style:text-properties fo:font-weight="normal" style:font-weight-asian="normal" style:font-weight-complex="normal"/>
    </style:style>
    <style:style style:name="T12" style:family="text">
      <style:text-properties fo:font-weight="normal" officeooo:rsid="0011d0e9" style:font-weight-asian="normal" style:font-weight-complex="normal"/>
    </style:style>
    <style:style style:name="T13" style:family="text">
      <style:text-properties fo:font-weight="normal" officeooo:rsid="001b0d8e" style:font-weight-asian="normal" style:font-weight-complex="normal"/>
    </style:style>
    <style:style style:name="T14" style:family="text">
      <style:text-properties fo:font-weight="normal" officeooo:rsid="001c8c3b" style:font-weight-asian="normal" style:font-weight-complex="normal"/>
    </style:style>
    <style:style style:name="T15" style:family="text">
      <style:text-properties fo:font-weight="normal" officeooo:rsid="001d0985" style:font-weight-asian="normal" style:font-weight-complex="normal"/>
    </style:style>
    <style:style style:name="T16" style:family="text">
      <style:text-properties fo:font-weight="normal" officeooo:rsid="001d31fa" style:font-weight-asian="normal" style:font-weight-complex="normal"/>
    </style:style>
    <style:style style:name="T17" style:family="text">
      <style:text-properties officeooo:rsid="000feb2b"/>
    </style:style>
    <style:style style:name="T18" style:family="text">
      <style:text-properties officeooo:rsid="00193cee"/>
    </style:style>
    <style:style style:name="T19" style:family="text">
      <style:text-properties officeooo:rsid="001d0985"/>
    </style:style>
    <style:style style:name="T20" style:family="text">
      <style:text-properties officeooo:rsid="001df57a"/>
    </style:style>
    <style:style style:name="T21" style:family="text">
      <style:text-properties officeooo:rsid="001df57a" style:font-size-asian="26pt" style:font-weight-asian="normal" style:font-size-complex="26pt" style:font-weight-complex="normal"/>
    </style:style>
    <style:style style:name="T22" style:family="text">
      <style:text-properties officeooo:rsid="001f8573"/>
    </style:style>
    <style:style style:name="T23" style:family="text">
      <style:text-properties officeooo:rsid="00209fe1"/>
    </style:style>
    <style:style style:name="T24" style:family="text">
      <style:text-properties officeooo:rsid="00212f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OTION</text:p>
      <text:p text:style-name="P4">Motion is divided into two categories;</text:p>
      <text:list xml:id="list432100195" text:style-name="L1">
        <text:list-item>
          <text:p text:style-name="P5">Dynamics</text:p>
        </text:list-item>
        <text:list-item>
          <text:p text:style-name="P5">Kinematics.</text:p>
        </text:list-item>
      </text:list>
      <text:p text:style-name="P6">Dynamics deals with the study of the forces causing the motion. <text:span text:style-name="T10">Studies motion in relationship to forces, mass and acceleration. Concerned with understanding <text:s/>the why of motion, including the forces and energies involved.</text:span></text:p>
      <text:p text:style-name="P6">Kinematics deals with the study of motion without regards to the force<text:span text:style-name="T17">s</text:span> causing the motion. It focuses on describing motion in terms of its velocity, position, acceleration and time. It is concerned with the “what” and “how” without worrying about the “why”.</text:p>
      <text:p text:style-name="P7">What do we mean by “<text:span text:style-name="T4">what</text:span>”, “<text:span text:style-name="T4">how</text:span>” and “<text:span text:style-name="T4">why</text:span>”.</text:p>
      <text:p text:style-name="P8">The <text:span text:style-name="T17">“</text:span><text:span text:style-name="T5">what</text:span><text:span text:style-name="T17">” deals with the description of the motion.</text:span> “<text:span text:style-name="T4">why</text:span>” deals <text:span text:style-name="T11">with understanding <text:s/>the underlying cause of motion. </text:span><text:span text:style-name="T12">The “</text:span><text:span text:style-name="T5">how</text:span><text:span text:style-name="T12">” deals with………</text:span></text:p>
      <text:p text:style-name="P9"><text:soft-page-break/><text:span text:style-name="T12"/></text:p>
      <text:p text:style-name="P9"><text:span text:style-name="T11">In this course, the following topics will be discussed under </text:span><text:span text:style-name="T4">dynamics</text:span><text:span text:style-name="T11"> and </text:span><text:span text:style-name="T4">kinematics.</text:span></text:p>
      <text:p text:style-name="P21"><text:span text:style-name="T2">DYNAMICS</text:span></text:p>
      <text:list xml:id="list1974149545" text:style-name="L5">
        <text:list-item>
          <text:p text:style-name="P15"><text:span text:style-name="T5">M</text:span><text:span text:style-name="T4">otion</text:span></text:p>
        </text:list-item>
      </text:list>
      <text:list xml:id="list4129160947" text:style-name="L3">
        <text:list-item>
          <text:p text:style-name="P10"><text:span text:style-name="T4">Vectors and Scal</text:span><text:span text:style-name="T6">a</text:span><text:span text:style-name="T4">rs</text:span></text:p>
        </text:list-item>
        <text:list-item>
          <text:p text:style-name="P11"><text:span text:style-name="T4">Equilibrium of Forces</text:span></text:p>
        </text:list-item>
        <text:list-item>
          <text:p text:style-name="P11"><text:span text:style-name="T4">Friction</text:span></text:p>
        </text:list-item>
        <text:list-item>
          <text:p text:style-name="P11"><text:span text:style-name="T4">Work, Energy, </text:span><text:span text:style-name="T7">Mechanical Energy</text:span><text:span text:style-name="T4"> and Power</text:span></text:p>
        </text:list-item>
        <text:list-item>
          <text:p text:style-name="P11"><text:span text:style-name="T4">Linear Momentum</text:span></text:p>
        </text:list-item>
        <text:list-item>
          <text:p text:style-name="P16"><text:span text:style-name="T4">Machines</text:span></text:p>
        </text:list-item>
      </text:list>
      <text:p text:style-name="P22"><text:span text:style-name="T4">KINEMATICS</text:span></text:p>
      <text:list xml:id="list3718270366" text:style-name="L4">
        <text:list-item>
          <text:p text:style-name="P13"><text:span text:style-name="T4">Position, Distance and Displacement</text:span></text:p>
        </text:list-item>
        <text:list-item>
          <text:p text:style-name="P14"><text:span text:style-name="T4">Equations of Motion</text:span></text:p>
        </text:list-item>
        <text:list-item>
          <text:p text:style-name="P13"><text:span text:style-name="T4">Speed, Velocity </text:span><text:span text:style-name="T7">and Acceleration</text:span></text:p>
        </text:list-item>
        <text:list-item>
          <text:p text:style-name="P13"><text:span text:style-name="T4">Projectiles</text:span></text:p>
        </text:list-item>
        <text:list-item>
          <text:p text:style-name="P13"><text:span text:style-name="T4">Simple Harmonic Motion</text:span></text:p>
        </text:list-item>
      </text:list>
      <text:p text:style-name="P12"><text:span text:style-name="T4"/></text:p>
      <text:p text:style-name="P12"><text:span text:style-name="T4"/></text:p>
      <text:p text:style-name="P12"><text:span text:style-name="T4"/></text:p>
      <text:p text:style-name="P12"><text:span text:style-name="T4"/></text:p>
      <text:p text:style-name="P18"><text:soft-page-break/><text:span text:style-name="T1">TOPIC: </text:span><text:span text:style-name="T9">Units and Measurement</text:span><text:span text:style-name="T3">.</text:span></text:p>
      <text:p text:style-name="P19">L.O</text:p>
      <text:list xml:id="list3058582023" text:style-name="L6">
        <text:list-item>
          <text:p text:style-name="P24">Fundamental and Derived <text:span text:style-name="T18">Quantities &amp;</text:span> Units</text:p>
        </text:list-item>
        <text:list-item>
          <text:p text:style-name="P23">Measurements</text:p>
        </text:list-item>
        <text:list-item>
          <text:p text:style-name="P23">Definition of Terms</text:p>
        </text:list-item>
        <text:list-item>
          <text:p text:style-name="P23">Length</text:p>
        </text:list-item>
        <text:list-item>
          <text:p text:style-name="P23">Volume</text:p>
        </text:list-item>
        <text:list-item>
          <text:p text:style-name="P24">Distinction between Mass and Weight</text:p>
        </text:list-item>
      </text:list>
      <text:p text:style-name="P25"/>
      <text:p text:style-name="P30"><text:span text:style-name="T4">Fundamental and Derived </text:span><text:span text:style-name="T8">Quantities &amp; </text:span><text:span text:style-name="T4">Units</text:span></text:p>
      <text:p text:style-name="P31"><text:span text:style-name="T11">In physics, we have 2 types of quantities and units. First of all, what are quantities and units?</text:span></text:p>
      <text:p text:style-name="P31"><text:span text:style-name="T11">The word “quantities” in </text:span><text:span text:style-name="T13">physics</text:span><text:span text:style-name="T11"> </text:span><text:span text:style-name="T14">is something that can be measured or calculated in the physical/real world.</text:span></text:p>
      <text:p text:style-name="P32"><text:span text:style-name="T11">For example, we measure the length of a football </text:span><text:span text:style-name="T15">field</text:span><text:span text:style-name="T11">. Length was measured, therefore it is a quantity. Another example is when we measure our body temperature. Temperature was measured, therefore it is a quantity. The </text:span><text:soft-page-break/><text:span text:style-name="T11">key thing to note is, what were we looking for in the </text:span><text:span text:style-name="T15">field</text:span><text:span text:style-name="T11">? Ans: Length. Length is that thing that was measured in the real/physical world, so it is a quantity. Also, we were trying to know what from our body? Ans: Temperature. Temperature is what was measured in the physical/real world, therefore it is a quantity.</text:span></text:p>
      <text:p text:style-name="P32"><text:span text:style-name="T11">Unit on the other </text:span><text:span text:style-name="T15">hand, </text:span><text:span text:style-name="T11">is </text:span><text:span text:style-name="T15">like a label or symbol used to identify that quantity. For example, if you measure the length of the football field to be 50m, you can just say “50”. Is it 50 degree celsius? or 50Newtons. You have to be specific so we know what you measured or calculated. That’s why we use units. The m(meter) attached to it(50) shows that we are talking about length.</text:span></text:p>
      <text:p text:style-name="P33"><text:span text:style-name="T15">Q</text:span><text:span text:style-name="T11">uantities and units can be grouped into 2 categories. These are:</text:span></text:p>
      <text:list xml:id="list2293992092" text:style-name="L7">
        <text:list-item>
          <text:p text:style-name="P34"><text:span text:style-name="T15">Fundamental Quantities and </text:span><text:span text:style-name="T16">U</text:span><text:span text:style-name="T15">nit</text:span><text:span text:style-name="T16">s</text:span></text:p>
        </text:list-item>
        <text:list-item>
          <text:p text:style-name="P35"><text:span text:style-name="T11">Derived Quantities and Units.</text:span></text:p>
        </text:list-item>
      </text:list>
      <text:p text:style-name="P29"><text:span text:style-name="T19">Fundamental Quantities and Units</text:span></text:p>
      <text:p text:style-name="P27"><text:soft-page-break/><text:span text:style-name="T21">The word “fundamental” simply means something that is basic, independent, can form other things. Putting this into definition, we can define </text:span>Fundamental Quantities <text:span text:style-name="T22">and units</text:span> <text:span text:style-name="T20">are quantities and units that are independent of other quantities i.e they can exists on their own. They are the basic quantities and units in which most derived quantities and units get their derivation from. Examples of </text:span>Fundamental Quantities <text:span text:style-name="T22">and Units include:</text:span></text:p>
      <text:p text:style-name="P28">Quantities <text:s text:c="28"/>Units</text:p>
      <text:list xml:id="list1266539399" text:style-name="L9">
        <text:list-item>
          <text:p text:style-name="P1">Mass <text:s text:c="30"/><text:span text:style-name="T22">kilogram(kg)</text:span></text:p>
        </text:list-item>
        <text:list-item>
          <text:p text:style-name="P1">Time <text:s text:c="30"/><text:span text:style-name="T22">seconds(s)</text:span></text:p>
        </text:list-item>
        <text:list-item>
          <text:p text:style-name="P1">Length <text:s text:c="27"/><text:span text:style-name="T22">meter(m)</text:span></text:p>
        </text:list-item>
        <text:list-item>
          <text:p text:style-name="P1">Temperature <text:s text:c="18"/><text:span text:style-name="T22">kelvin(k)</text:span></text:p>
        </text:list-item>
        <text:list-item>
          <text:p text:style-name="P1">Amount of substance <text:s text:c="4"/><text:span text:style-name="T22">mole(mol.)</text:span></text:p>
        </text:list-item>
        <text:list-item>
          <text:p text:style-name="P1">Electric current <text:s text:c="14"/><text:span text:style-name="T22">ampere(I)</text:span></text:p>
        </text:list-item>
        <text:list-item>
          <text:p text:style-name="P2">Luminous intensity <text:s text:c="8"/><text:span text:style-name="T23">candela(cd)</text:span></text:p>
        </text:list-item>
      </text:list>
      <text:p text:style-name="P3">NOTE: each of the quantities above have many units i.e mass also has gram as a unit, time also <text:span text:style-name="T24">has minute and hour as its units. The units above are the SI units of those quantities. The </text:span><text:soft-page-break/><text:span text:style-name="T24">SI unit is the unit system that is used in the scientific world today.</text:span></text:p>
      <text:p text:style-name="P27"/>
      <text:p text:style-name="P26"/>
      <text:p text:style-name="P36"><text:span text:style-name="T16"/></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oft-page-break/><text:span text:style-name="T1">TOPIC: </text:span><text:span text:style-name="T4">Position, Distance, Displacement and Time.</text:span></text:p>
      <text:p text:style-name="P17"><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8-23T17:57:09.974000000</meta:creation-date>
    <dc:date>2025-08-24T00:45:14.501000000</dc:date>
    <meta:editing-duration>PT8M17S</meta:editing-duration>
    <meta:editing-cycles>3</meta:editing-cycles>
    <meta:generator>Trio_Office/6.2.8.2$Windows_x86 LibreOffice_project/</meta:generator>
    <meta:document-statistic meta:table-count="0" meta:image-count="0" meta:object-count="0" meta:page-count="7" meta:paragraph-count="52" meta:word-count="586" meta:character-count="3648" meta:non-whitespace-character-count="2980"/>
  </office:meta>
</office:document-meta>
</file>